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55"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6"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7"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59"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62"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63"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64"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65"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6"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67"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6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7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7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7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78"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79"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80"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1"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82"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83"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4"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5"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86"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87"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88"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89"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90"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91"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92" style:family="paragraph" style:parent-style-name="Standard">
      <style:text-properties officeooo:paragraph-rsid="0013202e"/>
    </style:style>
    <style:style style:name="P93" style:family="paragraph" style:parent-style-name="Standard">
      <style:text-properties officeooo:paragraph-rsid="010cb7c2"/>
    </style:style>
    <style:style style:name="P94"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95"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96"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97"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98"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99"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00"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01"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02"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03"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04"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05" style:family="paragraph" style:parent-style-name="Standard">
      <style:paragraph-properties fo:text-align="start" style:justify-single-word="false"/>
      <style:text-properties officeooo:rsid="013dec50" officeooo:paragraph-rsid="013dec50"/>
    </style:style>
    <style:style style:name="P106" style:family="paragraph" style:parent-style-name="Standard">
      <style:paragraph-properties fo:text-align="start" style:justify-single-word="false"/>
      <style:text-properties officeooo:rsid="013dec50" officeooo:paragraph-rsid="013ef02f"/>
    </style:style>
    <style:style style:name="P10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17"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33"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36"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37"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8"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9"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40"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1"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42"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43"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47"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48"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49"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50"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51" style:family="paragraph" style:parent-style-name="Standard">
      <style:paragraph-properties fo:text-align="center"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52"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3"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54" style:family="paragraph" style:parent-style-name="Standard">
      <style:paragraph-properties fo:text-align="start"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5" style:family="paragraph" style:parent-style-name="Standard">
      <style:paragraph-properties fo:text-align="end" style:justify-single-word="false"/>
      <style:text-properties style:font-name="Noto Sans Mono" fo:font-size="8pt" fo:font-style="italic" fo:font-weight="bold" officeooo:rsid="01822e28" officeooo:paragraph-rsid="0183e691"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7"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8" style:family="paragraph" style:parent-style-name="Standard">
      <style:paragraph-properties fo:text-align="center" style:justify-single-word="false" fo:break-before="pag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9"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fo:font-style="normal" fo:font-weight="normal" officeooo:rsid="017f1254" style:font-style-asian="normal" style:font-weight-asian="normal" style:font-style-complex="normal" style:font-weight-complex="normal"/>
    </style:style>
    <style:style style:name="T73" style:family="text">
      <style:text-properties fo:font-style="normal" fo:font-weight="normal" officeooo:rsid="01845806" style:font-style-asian="normal" style:font-weight-asian="normal" style:font-style-complex="normal" style:font-weight-complex="normal"/>
    </style:style>
    <style:style style:name="T74" style:family="text">
      <style:text-properties fo:font-style="normal" fo:font-weight="normal" officeooo:rsid="01879257" style:font-style-asian="normal" style:font-weight-asian="normal" style:font-style-complex="normal" style:font-weight-complex="normal"/>
    </style:style>
    <style:style style:name="T75" style:family="text">
      <style:text-properties officeooo:rsid="01424feb"/>
    </style:style>
    <style:style style:name="T76" style:family="text">
      <style:text-properties officeooo:rsid="01436c1a"/>
    </style:style>
    <style:style style:name="T77" style:family="text">
      <style:text-properties officeooo:rsid="01448daf"/>
    </style:style>
    <style:style style:name="T78" style:family="text">
      <style:text-properties officeooo:rsid="0146692d"/>
    </style:style>
    <style:style style:name="T79" style:family="text">
      <style:text-properties officeooo:rsid="014706b2"/>
    </style:style>
    <style:style style:name="T80" style:family="text">
      <style:text-properties fo:font-weight="normal" style:font-weight-asian="normal" style:font-weight-complex="normal"/>
    </style:style>
    <style:style style:name="T81" style:family="text">
      <style:text-properties fo:font-weight="normal" officeooo:rsid="014beb8e" style:font-weight-asian="normal" style:font-weight-complex="normal"/>
    </style:style>
    <style:style style:name="T82" style:family="text">
      <style:text-properties fo:font-weight="normal" officeooo:rsid="0162408d" style:font-weight-asian="normal" style:font-weight-complex="normal"/>
    </style:style>
    <style:style style:name="T83" style:family="text">
      <style:text-properties fo:font-weight="normal" officeooo:rsid="0164fc4e" style:font-weight-asian="normal" style:font-weight-complex="normal"/>
    </style:style>
    <style:style style:name="T84" style:family="text">
      <style:text-properties fo:font-weight="normal" officeooo:rsid="0165fd8b" style:font-weight-asian="normal" style:font-weight-complex="normal"/>
    </style:style>
    <style:style style:name="T85" style:family="text">
      <style:text-properties fo:font-weight="normal" officeooo:rsid="01675d63" style:font-weight-asian="normal" style:font-weight-complex="normal"/>
    </style:style>
    <style:style style:name="T86" style:family="text">
      <style:text-properties fo:font-weight="normal" officeooo:rsid="0167b6b0" style:font-weight-asian="normal" style:font-weight-complex="normal"/>
    </style:style>
    <style:style style:name="T87" style:family="text">
      <style:text-properties fo:font-weight="normal" officeooo:rsid="0168e042" style:font-weight-asian="normal" style:font-weight-complex="normal"/>
    </style:style>
    <style:style style:name="T88" style:family="text">
      <style:text-properties fo:font-weight="normal" officeooo:rsid="016a016c" style:font-weight-asian="normal" style:font-weight-complex="normal"/>
    </style:style>
    <style:style style:name="T89" style:family="text">
      <style:text-properties fo:font-weight="normal" officeooo:rsid="016e6698" style:font-weight-asian="normal" style:font-weight-complex="normal"/>
    </style:style>
    <style:style style:name="T90" style:family="text">
      <style:text-properties fo:font-weight="normal" officeooo:rsid="016fa57d" style:font-weight-asian="normal" style:font-weight-complex="normal"/>
    </style:style>
    <style:style style:name="T91" style:family="text">
      <style:text-properties fo:font-weight="normal" officeooo:rsid="0173b0c9" style:font-weight-asian="normal" style:font-weight-complex="normal"/>
    </style:style>
    <style:style style:name="T92" style:family="text">
      <style:text-properties fo:font-weight="normal" officeooo:rsid="0174791a" style:font-weight-asian="normal" style:font-weight-complex="normal"/>
    </style:style>
    <style:style style:name="T93" style:family="text">
      <style:text-properties fo:font-weight="normal" officeooo:rsid="01755ece" style:font-weight-asian="normal" style:font-weight-complex="normal"/>
    </style:style>
    <style:style style:name="T94" style:family="text">
      <style:text-properties fo:font-weight="normal" officeooo:rsid="0177978f" style:font-weight-asian="normal" style:font-weight-complex="normal"/>
    </style:style>
    <style:style style:name="T95" style:family="text">
      <style:text-properties fo:font-weight="normal" officeooo:rsid="017865ea" style:font-weight-asian="normal" style:font-weight-complex="normal"/>
    </style:style>
    <style:style style:name="T96" style:family="text">
      <style:text-properties fo:font-weight="normal" officeooo:rsid="017a3d80" style:font-weight-asian="normal" style:font-weight-complex="normal"/>
    </style:style>
    <style:style style:name="T97" style:family="text">
      <style:text-properties fo:font-weight="normal" officeooo:rsid="017adb23" style:font-weight-asian="normal" style:font-weight-complex="normal"/>
    </style:style>
    <style:style style:name="T98" style:family="text">
      <style:text-properties fo:font-weight="normal" officeooo:rsid="017c6bdd" style:font-weight-asian="normal" style:font-weight-complex="normal"/>
    </style:style>
    <style:style style:name="T99" style:family="text">
      <style:text-properties fo:font-weight="normal" officeooo:rsid="017d39b9" style:font-weight-asian="normal" style:font-weight-complex="normal"/>
    </style:style>
    <style:style style:name="T100" style:family="text">
      <style:text-properties fo:font-weight="normal" officeooo:rsid="017f1254" style:font-weight-asian="normal" style:font-weight-complex="normal"/>
    </style:style>
    <style:style style:name="T101" style:family="text">
      <style:text-properties fo:font-weight="normal" officeooo:rsid="0180b179" style:font-weight-asian="normal" style:font-weight-complex="normal"/>
    </style:style>
    <style:style style:name="T102" style:family="text">
      <style:text-properties officeooo:rsid="0147b0a7"/>
    </style:style>
    <style:style style:name="T103" style:family="text">
      <style:text-properties officeooo:rsid="0148ef8e"/>
    </style:style>
    <style:style style:name="T104" style:family="text">
      <style:text-properties fo:font-size="11pt" style:font-size-asian="11pt" style:font-size-complex="11pt"/>
    </style:style>
    <style:style style:name="T105" style:family="text">
      <style:text-properties officeooo:rsid="014beb8e"/>
    </style:style>
    <style:style style:name="T106" style:family="text">
      <style:text-properties officeooo:rsid="014c1a49"/>
    </style:style>
    <style:style style:name="T107" style:family="text">
      <style:text-properties officeooo:rsid="014caf54"/>
    </style:style>
    <style:style style:name="T108" style:family="text">
      <style:text-properties style:text-position="super 58%"/>
    </style:style>
    <style:style style:name="T109" style:family="text">
      <style:text-properties officeooo:rsid="0171cc7a"/>
    </style:style>
    <style:style style:name="T110" style:family="text">
      <style:text-properties officeooo:rsid="0172227f"/>
    </style:style>
    <style:style style:name="T111" style:family="text">
      <style:text-properties officeooo:rsid="01816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92"><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92"><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92"><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93"><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93"><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94"><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94"><text:span text:style-name="T40"><text:s text:c="3"/>Cait said, “We </text:span><text:span text:style-name="T36">could</text:span><text:span text:style-name="T40"> go get an </text:span><text:span text:style-name="T36">iced</text:span><text:span text:style-name="T40"> coffee.”</text:span></text:p>
      <text:p text:style-name="P94"><text:span text:style-name="T40"><text:s text:c="3"/>“</text:span><text:span text:style-name="T41">Oh, you ain’t gwan tell me what to drink, nah.”</text:span></text:p>
      <text:p text:style-name="P94"><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95"><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95"><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96"><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97"><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07"/>
      <text:p text:style-name="P107">. . .</text:p>
      <text:p text:style-name="P108"/>
      <text:p text:style-name="P99"><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98"><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98"><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09"/>
      <text:p text:style-name="P109"/>
      <text:p text:style-name="P111">/ / /</text:p>
      <text:p text:style-name="P112">. . .</text:p>
      <text:p text:style-name="P110"/>
      <text:p text:style-name="P103"><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10"/>
      <text:p text:style-name="P100"><text:span text:style-name="T27">T</text:span><text:span text:style-name="T25">hurs</text:span><text:span text:style-name="T8">, </text:span><text:span text:style-name="T5">Funkatorium</text:span><text:span text:style-name="T8">:</text:span></text:p>
      <text:p text:style-name="P102"><text:span text:style-name="T17"><text:s text:c="3"/>6:00 </text:span><text:span text:style-name="T25">Tina </text:span><text:span text:style-name="T26">&amp;</text:span><text:span text:style-name="T25"> her Pony</text:span></text:p>
      <text:p text:style-name="P113"/>
      <text:p text:style-name="P100"><text:span text:style-name="T25">Fri</text:span><text:span text:style-name="T8">, </text:span><text:span text:style-name="T7">Funkatorium</text:span><text:span text:style-name="T17">:</text:span></text:p>
      <text:p text:style-name="P102"><text:span text:style-name="T8"><text:s text:c="3"/>6:30 </text:span><text:span text:style-name="T25">Hannah Kaminer </text:span><text:span text:style-name="T26">&amp; The Wistfuls</text:span></text:p>
      <text:p text:style-name="P113"/>
      <text:p text:style-name="P100"><text:span text:style-name="T25">Sat</text:span><text:span text:style-name="T8">, </text:span><text:span text:style-name="T7">New Belgium</text:span><text:span text:style-name="T17">:</text:span></text:p>
      <text:p text:style-name="P102"><text:span text:style-name="T8"><text:s text:c="3"/>2:00 </text:span><text:span text:style-name="T25">Dulci</text:span></text:p>
      <text:p text:style-name="P100"><text:span text:style-name="T8"><text:s text:c="3"/>5:00 </text:span><text:span text:style-name="T25">Scott McMicken </text:span><text:span text:style-name="T26">&amp;</text:span><text:span text:style-name="T25"> the EVER-EXPANDING</text:span></text:p>
      <text:p text:style-name="P113"/>
      <text:p text:style-name="P100"><text:span text:style-name="T7">Asheville Music Hall</text:span><text:span text:style-name="T17">:</text:span></text:p>
      <text:p text:style-name="P100"><text:span text:style-name="T8"><text:s text:c="3"/>9:30 </text:span><text:span text:style-name="T25">The Secret B-Sides</text:span></text:p>
      <text:p text:style-name="P114"/>
      <text:p text:style-name="P102"><text:span text:style-name="T25">Sun</text:span><text:span text:style-name="T8">, </text:span><text:span text:style-name="T7">Sovereign Kava</text:span><text:span text:style-name="T17">:</text:span></text:p>
      <text:p text:style-name="P102"><text:span text:style-name="T8"><text:s text:c="3"/></text:span><text:span text:style-name="T17">3:30 </text:span><text:span text:style-name="T26">The Moon &amp; You</text:span></text:p>
      <text:p text:style-name="P131"/>
      <text:p text:style-name="P101"><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15"><text:soft-page-break/></text:p>
      <text:p text:style-name="P116">. . .</text:p>
      <text:p text:style-name="P115"/>
      <text:p text:style-name="P104"><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04"><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04"><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04"><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17"/>
      <text:p text:style-name="P118">. . .</text:p>
      <text:p text:style-name="P119"/>
      <text:p text:style-name="P106"><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120"><text:s text:c="3"/>We drove past what she informed me was the Pingles (I thought it was the Lingles,) and went to the Smingles (which I thought was the Pingles.) When we walked through the automatic doors, she said, “Is it very bright in here?”</text:p>
      <text:p text:style-name="P12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21"><text:s text:c="3"/>She said, “9:15?”</text:p>
      <text:p text:style-name="P121"><text:s text:c="3"/>“You came up with it.”</text:p>
      <text:p text:style-name="P121"><text:s text:c="3"/>“I am a computer… not with a blue screen, but…”</text:p>
      <text:p text:style-name="P121"><text:s text:c="3"/>“Making a puttering sound?”</text:p>
      <text:p text:style-name="P121"><text:s text:c="3"/>“A dialup noise.”</text:p>
      <text:p text:style-name="P105"><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32"><text:soft-page-break/>VII.XII</text:p>
      <text:p text:style-name="P122"/>
      <text:p text:style-name="P12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2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22"><text:s text:c="3"/>I said I was surprised to be enjoying LibreOffice Writer so much, since it was just some app that came with Linux Mint and she said, "Oh, I love Writer! I was using it in 2004 when it was part of OpenOffice!"</text:p>
      <text:p text:style-name="P122"><text:s text:c="3"/>I thought back to 2004, my college days, and said, "Hey, I was using OpenOffice <text:span text:style-name="T53">too</text:span>... on Windows!"</text:p>
      <text:p text:style-name="P122"><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6">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123"/>
      <text:p text:style-name="P123">Lots of things will need to be nudged manually and new title pages will need to be added, but that was expected. I knew it would be a massive project, but I think I have knocked out the most daunting part, which just so happens to be the start. <text:span text:style-name="T77">One of my goals going forward will be to simplify its formatting, which could hopefully make things easier if I need to change it again.</text:span></text:p>
      <text:p text:style-name="P123"><text:s text:c="3"/>I <text:span text:style-name="T76">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6">be like me to</text:span> test out <text:span text:style-name="T53">all</text:span> ways of thinking.</text:p>
      <text:p text:style-name="P124"><text:s text:c="3"/>I am beyond excited to once again spend some time with Hannah today. Okay, fine, here’s the detail: I, one, imagined myself begging for love <text:span text:style-name="T76">and getting rejected </text:span>again, but perhaps more tragically, imagined her warning me that she had a date coming to her performance tonight <text:span text:style-name="T76">(and visualized an attempted subsequent witholding of my love for her</text:span>.<text:span text:style-name="T76">)</text:span> </text:p>
      <text:p text:style-name="P124"><text:s text:c="3"/>I have no reason to believe that is true, and life would be fine if it was, but I will chalk that up to my mind occasionally preparing my nervous system for disappointment, <text:span text:style-name="T53">microdosing the worst</text:span>, if you will. . .<text:span text:style-name="T75">I closed my project from eleven years ago, acknowledged the dust cloud around me and wrote in my journal until 11:1</text:span><text:span text:style-name="T78">8</text:span><text:span text:style-name="T75">. . .I grabbed a banana + a third coffee and drove to Hannah's house, where she was standing on the corner, talking on the phone. "I can't hear you very well," she said to who I </text:span><text:soft-page-break/><text:span text:style-name="T75">correctly presumed was her mom. "Let me call you when I get my car back."</text:span></text:p>
      <text:p text:style-name="P124"><text:s text:c="3"/>We drove down Brevard Rd. to the Nissan dealership. She thanked me for the ride and told me to let her know when she could return the favor. "Don't wait until the end to get all your maintenance done," she said.</text:p>
      <text:p text:style-name="P124"><text:s text:c="3"/>I said, "Well, I hope it's not the end! Let me know if you need any help before the show."</text:p>
      <text:p text:style-name="P124"><text:s text:c="3"/>"I'll see you there," she said, probably because I had already announced my excited plans to walk. "And I'll find out if there's a guest list and put you on there."</text:p>
      <text:p text:style-name="P12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24"/>
      <text:p text:style-name="P12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24"/>
      <text:p text:style-name="P124"/>
      <text:p text:style-name="P124"/>
      <text:p text:style-name="P125">/ / /</text:p>
      <text:p text:style-name="P126">. . .</text:p>
      <text:p text:style-name="P124"/>
      <text:p text:style-name="P124">I ate my banana, changed into <text:span text:style-name="T79">one of the</text:span> Moves shirt<text:span text:style-name="T79">s</text:span>, put on my hat and <text:span text:style-name="T79">stuck</text:span> a stem behind my upper lip. I went to the fridge and grabbed <text:span text:style-name="T103">a handful</text:span> of grapes <text:span text:style-name="T79">+</text:span> a plum, left the house and ate everything while walking <text:span text:style-name="T79">Brevard Rd</text:span>.</text:p>
      <text:p text:style-name="P124"><text:s text:c="3"/>I went to a guitar shop, a book store, had a pee at Community and returned someone's Nalgene. I walked down the hill, meditating on “<text:span text:style-name="T104">I</text:span>…” turned right at Hilliard, felt conflicted over which of my two usual ways to go and noticed a tennis tournament <text:span text:style-name="T103">up on the hill</text:span>.</text:p>
      <text:p text:style-name="P124"><text:s text:c="3"/>I sat in the stands <text:span text:style-name="T79">for a while, then</text:span> under two trees in the park. <text:span text:style-name="T79">I</text:span> kept walking, climbed a tree and went to FBFC, where they were playing Cripple Creek. I bought a plum <text:span text:style-name="T79">for 87 cents</text:span>, walked up <text:span text:style-name="T103">Biltmore</text:span>, checked out the beginnings of a market <text:span text:style-name="T103">near Vance Monument </text:span>and turned toward Pritchard.</text:p>
      <text:p text:style-name="P124"><text:s text:c="3"/>I knew I would need to eat soon and decided I would sit and think about the option with the <text:span text:style-name="T79">absolute </text:span>least possible fuss. When I got to the park, I saw a sign that said, FREE VEGAN INDIAN FOOD, and I thought, “I did it!” With John's <text:span text:style-name="T79">hyper-eager</text:span> encouragement, I had two bowls of rice with dal, cilantro and extra spice.</text:p>
      <text:p text:style-name="P124"><text:s text:c="3"/>John <text:span text:style-name="T103">excitedly </text:span>asked me about my life while I ate and then brought over <text:span text:style-name="T79">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24"/>
      <text:p text:style-name="P125"><text:soft-page-break/>. . .</text:p>
      <text:p text:style-name="P124"/>
      <text:p text:style-name="P12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9">day and </text:span>life.</text:p>
      <text:p text:style-name="P124"><text:s text:c="3"/>I took my mug inside, checked out the drum circle, sat on a bench and wrote in my phone journal until 6:38. . .I walked around the corner to the church. Jane was standing <text:span text:style-name="T79">under</text:span> the front columns saying, “This is Ross! He's on the list!”</text:p>
      <text:p text:style-name="P124"><text:s text:c="3"/>She escorted me to the green room, where I had two peanut butter cups and an enthusiastic hug from Hannah, <text:span text:style-name="T102">who was wearing</text:span> a beautiful flowing green dress. At five til, I took a seat and then <text:span text:style-name="T102">relocated</text:span> two more times, moving closer to the <text:span text:style-name="T103">stage and the door near the greenroom</text:span>.</text:p>
      <text:p text:style-name="P12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24"/>
      <text:p text:style-name="P125">. . .</text:p>
      <text:p text:style-name="P125"/>
      <text:p text:style-name="P127">I looked over to Hannah’s friends when Nicholas Edward Williams started playing and she wasn’t there, which gave me a good feeling. Sure enough, she came through the side door with a bag of tropical Skittles and sat next to me, disappear<text:span text:style-name="T103">ing</text:span> a couple times as expected but <text:span text:style-name="T103">always</text:span> returning. I wanted so bad to put a hand out for her, but also <text:soft-page-break/>didn’t want <text:span text:style-name="T102">that first moment</text:span> to be in a church, <text:span text:style-name="T102">for her sake</text:span>.</text:p>
      <text:p text:style-name="P127"><text:s text:c="3"/>We loitered and socialized, packed up, walked Jane to her car. Hannah said, “You riding with me?” and I said sure. We were clearly tired. She took Patton Avenue and I said I could just walk home from her house. She said, “Oh, I’m going the wrong way!”</text:p>
      <text:p text:style-name="P127"><text:s text:c="3"/>I helped her load in her guitar and when she complained about me helping too much, I said it was good for her. She said something along the lines of, “Are you trying to reform me in my old years?”</text:p>
      <text:p text:style-name="P127"><text:s text:c="3"/>I said, “I’m trying to change you!”</text:p>
      <text:p text:style-name="P127"><text:s text:c="3"/>We hugged a couple times and I left her house with a heavy heart. I walked up to the Country Club and had an Athletic with Drew, Lyric and Chad, then walked home, sat at my desktop in the dark and wrote in my journal.</text:p>
      <text:p text:style-name="P127"/>
      <text:p text:style-name="P128">. . .</text:p>
      <text:p text:style-name="P129"/>
      <text:p text:style-name="P129">I went to bed around midnight, thinking I needed to either dump emotions onto Hannah or withdrawl myself completely. I slept til 4:30AM and woke in disbelief of how <text:span text:style-name="T105">dark</text:span> it was. I wanted to sleep all day, but couldn’t get started until the sun came up. </text:p>
      <text:p text:style-name="P129"/>
      <text:p text:style-name="P133">VII.XIII</text:p>
      <text:p text:style-name="P130"/>
      <text:p text:style-name="P134"><text:span text:style-name="T80">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1">3</text:span><text:span text:style-name="T80">4.</text:span></text:p>
      <text:p text:style-name="P130"><text:soft-page-break/></text:p>
      <text:p text:style-name="P134"><text:span text:style-name="T80">I’m going to say the craziest thing: I think I am excited to be heartbroken. My mushroom meditation walk had been a beautiful experiment in postponing those feelings as long as I could, as I couldn’t have possibly watched Hannah’s performance </text:span><text:span text:style-name="T81">with</text:span><text:span text:style-name="T80"> that mindset, but I did feel it coming. It wasn’t until saying goodbye at her house that I knew it was upon me.</text:span></text:p>
      <text:p text:style-name="P134"><text:span text:style-name="T80"><text:s text:c="3"/>It even seemed like when I said, “Hit me up if you want to go for a walk in the next couple days,” that she——</text:span><text:span text:style-name="T81">as she was standing in her doorway——</text:span><text:span text:style-name="T80">gave me a funny look. </text:span><text:span text:style-name="T81">M</text:span><text:span text:style-name="T80">aybe it’s not totally heartbreak, but a feeling that I need to let her make the next move </text:span><text:span text:style-name="T81">(</text:span><text:span text:style-name="T80">like not even texting or sending reels.</text:span><text:span text:style-name="T81">)</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06">I took a poop, laid in bed and immediately texted Hannah, “You sounded beautiful last night and I feel a little rude because you asked me what I was up to this week and I didn't ask you,” and then, “</text:span>Also I like your green dress. . .” <text:span text:style-name="T107">We laughed about the guy who thought it was the same dress from the album cover and my mood changed </text:span><text:span text:style-name="T54">completely</text:span><text:span text:style-name="T57">. I scrolled on my phone and wrote in my journal at 11:35.</text:span></text:p>
      <text:p text:style-name="P62"/>
      <text:p text:style-name="P63">I still plan on being lazy today and am even more excited about it.</text:p>
      <text:p text:style-name="P63"/>
      <text:p text:style-name="P64">/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65"/>
      <text:p text:style-name="P66">. . .</text:p>
      <text:p text:style-name="P65"/>
      <text:p text:style-name="P6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65"><text:s text:c="3"/>As I was walking up, I realized I was a half-hour early, so I said hello to Pocket, sat in a chair with him and wrote on my phone journal until Justin pulled up at 7:00.</text:p>
      <text:p text:style-name="P65"/>
      <text:p text:style-name="P66"><text:soft-page-break/>. . .</text:p>
      <text:p text:style-name="P65"/>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67"/>
      <text:p text:style-name="P61">VII.XIV</text:p>
      <text:p text:style-name="P68"/>
      <text:p text:style-name="P6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6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70"/>
      <text:p text:style-name="P71">. . .</text:p>
      <text:p text:style-name="P7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72"/>
      <text:p text:style-name="P7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74"/>
      <text:p text:style-name="P75">. . .</text:p>
      <text:p text:style-name="P75"/>
      <text:p text:style-name="P39"><text:span text:style-name="T70">I </text:span><text:span text:style-name="T64">got blazed and was typing up a storm when Hannah texted me, “Just went to guitar Center and guess who I met!”</text:span></text:p>
      <text:p text:style-name="P76"><text:s text:c="3"/>I said, “Charming Wyndham!”</text:p>
      <text:p text:style-name="P7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76"/>
      <text:p text:style-name="P40"><text:span text:style-name="T64">“</text:span><text:span text:style-name="T55">Some cables that have a lifetime </text:span></text:p>
      <text:p text:style-name="P52">guarantee. We shall see if this </text:p>
      <text:p text:style-name="P52">helps with my guitar being crackly.</text:p>
      <text:p text:style-name="P52"/>
      <text:p text:style-name="P52">I think it might also be that my </text:p>
      <text:p text:style-name="P52">guitar needs some attention</text:p>
      <text:p text:style-name="P52"/>
      <text:p text:style-name="P55">A wise friend once told me not to save all the routine maintenance for the end</text:p>
      <text:p text:style-name="P55"/>
      <text:p text:style-name="P51"><text:span text:style-name="T80">I'm glad y'all figured out that you knew each other and be</text:span><text:span text:style-name="T82">t</text:span><text:span text:style-name="T80"> that was fun</text:span></text:p>
      <text:p text:style-name="P53"><text:soft-page-break/></text:p>
      <text:p text:style-name="P52">It was definitely better than </text:p>
      <text:p text:style-name="P52">being hassled by the guitar </text:p>
      <text:p text:style-name="P52">Center people. A friendly </text:p>
      <text:p text:style-name="P52">face is nice.</text:p>
      <text:p text:style-name="P56">Oh and I was just reading about the day I met him in my journal</text:p>
      <text:p text:style-name="P54">Did something happen </text:p>
      <text:p text:style-name="P54">when you met him?</text:p>
      <text:p text:style-name="P55">All I wrote was, "I had the best time playing on the bus w/ Wyndham."</text:p>
      <text:p text:style-name="P53">Awwww!!!</text:p>
      <text:p text:style-name="P53">A meet cute!</text:p>
      <text:p text:style-name="P57">see i tell ya he's a charmer</text:p>
      <text:p text:style-name="P53"/>
      <text:p text:style-name="P53">I still don't know why but that's cool!</text:p>
      <text:p text:style-name="P53"/>
      <text:p text:style-name="P55">Oh I just like him. He's fun to play music with especially. Whatcha gonna do now?”</text:p>
      <text:p text:style-name="P55"/>
      <text:p text:style-name="P60"><text:span text:style-name="T80">After a couple minutes of no response, I turned of</text:span><text:span text:style-name="T84">f my desk light and put my head in my knees. I was disappointed with my textual per</text:span><text:span text:style-name="T85">f</text:span><text:span text:style-name="T84">ormance and for having smoked weed in general. I laid in bed, </text:span><text:span text:style-name="T85">read some of my most re</text:span><text:span text:style-name="T86">cent journal and kept closing it bec</text:span><text:span text:style-name="T85">ause I felt so cringe. I</text:span><text:span text:style-name="T80"> looked at my phone, </text:span><text:span text:style-name="T85">ate</text:span><text:span text:style-name="T80"> a popsicle and wr</text:span><text:span text:style-name="T85">ote</text:span><text:span text:style-name="T80"> in my journal </text:span><text:span text:style-name="T83">until 8:25 when </text:span><text:span text:style-name="T85">Hannah</text:span><text:span text:style-name="T83"> wrote back, an hour-and-a-half later, saying, “</text:span><text:span text:style-name="T80">That's cool! I'm just resting a lot, I had work today”</text:span></text:p>
      <text:p text:style-name="P77"/>
      <text:p text:style-name="P60"><text:span text:style-name="T80">While my head </text:span><text:span text:style-name="T84">was </text:span><text:span text:style-name="T80">in my knees, I thought about how I had done drugs three days in a row, how I was still </text:span><text:soft-page-break/><text:span text:style-name="T80">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0"><text:s text:c="3"/>I feel like a mess but I also know I’m trying. </text:span><text:span text:style-name="T84">That exchange probably didn’t go as poorly as I think it did, but I would be more——</text:span><text:span text:style-name="T85">T</text:span><text:span text:style-name="T84">he world would be a better place if I just kept things plain and honest and kind. . .</text:span><text:span text:style-name="T86">I laid in bed, sent Hannah a reel, ate a popsicle and texted saying, "Good! I'm typing and eating like popsicles,” and then, “Not at exactly the same time”</text:span></text:p>
      <text:p text:style-name="P31"><text:span text:style-name="T86"><text:s text:c="3"/>She reacted to my post </text:span><text:span text:style-name="T87">and texted a half-hour later saying, “</text:span><text:span text:style-name="T86">Haha, sounds nice anyhow!”</text:span></text:p>
      <text:p text:style-name="P31"><text:span text:style-name="T86"><text:s text:c="3"/></text:span><text:span text:style-name="T87">I tried to go easy on myself, turned on my lamp and wrote in my journal at 9:54. . .</text:span><text:span text:style-name="T88">I got serious about transcribing and finished my 2021/2022 journal, then wrote in my 2024 journal at 11:13.</text:span></text:p>
      <text:p text:style-name="P78"/>
      <text:p text:style-name="P41">VII.XV</text:p>
      <text:p text:style-name="P79"/>
      <text:p text:style-name="P79">I slept in the far corner of my bed again and had had a Stephen King movie dream about an Ingles that was stealing things (including my car and drums) and running a secret manufacturing industry with the goods.</text:p>
      <text:p text:style-name="P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80">/ / /</text:p>
      <text:p text:style-name="P81">. . .</text:p>
      <text:p text:style-name="P82"/>
      <text:p text:style-name="P83">I printed three pages of journals, put on my shoes &amp; hat, grabbed my bag, which already had my cup, then put my phone, wallet and journal inside. There was a pen in there already, too.</text:p>
      <text:p text:style-name="P83"><text:s text:c="3"/>I walked up to Kota Kai, ordered a drip Sumatra and read three days’ worth of entries, then started to write until 12:46. Gary Reckard sent me a DM saying, “hey, how ‘into’ a canoe/camping trip would you ‘be’?”</text:p>
      <text:p text:style-name="P43"><text:span text:style-name="T80">“</text:span><text:span text:style-name="T55">Pretty into I think!</text:span></text:p>
      <text:p text:style-name="P58">was thinking of trying to do </text:p>
      <text:p text:style-name="P58">soemthing like that, like Aug </text:p>
      <text:p text:style-name="P58">17-19, maybe Fontana, canoe </text:p>
      <text:p text:style-name="P58">out to an island camping spot</text:p>
      <text:p text:style-name="P58"/>
      <text:p text:style-name="P59">I happen to currently </text:p>
      <text:p text:style-name="P43"><text:span text:style-name="T55">have those days free!</text:span><text:span text:style-name="T80">”</text:span></text:p>
      <text:p text:style-name="P84"/>
      <text:p text:style-name="P42"><text:span text:style-name="T80">I have been meaning to say I woke up with the most powerful feeling of not worrying about anything. It could have been the reel, the </text:span><text:span text:style-name="T90">previous night of </text:span><text:span text:style-name="T80">beating myself up, the weird dream or the fact that it’s the first time I haven’t had an appointment in five days.</text:span></text:p>
      <text:p text:style-name="P83"><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0"><text:s text:c="3"/>I left, reminding myself of how unbothered I was and then immediately saw the parked Space Bug. I looked over to Odd’s; Hannah was waving at me, </text:span><text:span text:style-name="T90">so</text:span><text:span text:style-name="T80"> I went inside and said, “Check this out.” She was </text:span><text:soft-page-break/><text:span text:style-name="T80">sitting next to Sandra Bodson, who was way too excited to see me and talking more than I could talk to Hannah. </text:span><text:span text:style-name="T90">They were both very excited about my tape for cats.</text:span></text:p>
      <text:p text:style-name="P83"><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83"><text:s text:c="3"/>She pointed at my coffee cup and I said I had been catching up on journal entries at Kota Kai, then told her about how I had just finished transcribing 2022. she was impressed and said, “Was that a hard year?”</text:p>
      <text:p text:style-name="P83"><text:s text:c="3"/>I didn’t want to bother her, so I said I was going to continue on, but warned her I might get a coffee on my way back. I sat in front of the library and wrote in my journal until 1:21.</text:p>
      <text:p text:style-name="P83"/>
      <text:p text:style-name="P85">. . .</text:p>
      <text:p text:style-name="P83"/>
      <text:p text:style-name="P86">I stopped in the shade at Izzy’s, checked my phone and saw that Melissa was good with an earlier Pony practice, so I updated my calendar and kept walking.</text:p>
      <text:p text:style-name="P44"><text:span text:style-name="T80"><text:s text:c="3"/>I realized at the next shady spot that that was not why I had checked my phone, so I looked at it again, going to Jackson Grimm’s Instagram page to see if there was a concert in Pritchard Park </text:span><text:span text:style-name="T90">later</text:span><text:span text:style-name="T80">——no post about it.</text:span></text:p>
      <text:p text:style-name="P86"><text:s text:c="3"/>I walked to Aldi, bought grapes, bananas and two cans of peas for $5.77, then walked slowly back toward Odd’s. Hannah &amp; Sandra were still at their table by the window, so I went inside to find them gesturing at me, saying, “Like this guy.”</text:p>
      <text:p text:style-name="P86"><text:soft-page-break/><text:s text:c="3"/>Sandra said, “I would never!”</text:p>
      <text:p text:style-name="P86"><text:s text:c="3"/>“What about me?”</text:p>
      <text:p text:style-name="P44"><text:span text:style-name="T80"><text:s text:c="3"/>Hannah said I would be good for practicing her taekwondo o</text:span><text:span text:style-name="T90">n.</text:span><text:span text:style-name="T80"> I agreed, </text:span><text:span text:style-name="T90">then</text:span><text:span text:style-name="T89"> ordered a latte, asked if I could join them, sat and wrote in my journal until 2:17.</text:span></text:p>
      <text:p text:style-name="P87"/>
      <text:p text:style-name="P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80"><text:s text:c="3"/>Hannah said </text:span><text:span text:style-name="T90">cutely</text:span><text:span text:style-name="T80">, “Whatcha doin’?”</text:span></text:p>
      <text:p text:style-name="P88"><text:s text:c="3"/>“Getting a little more espresso!”</text:p>
      <text:p text:style-name="P88"><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0"><text:s text:c="3"/>I walked out the rear garage door, down the steps, across Sand Hill, through the Wells Fargo parking lot, down </text:span><text:span text:style-name="T90">V</text:span><text:span text:style-name="T80">ermont, across Vance Crescent, down Brevard, up my porch and into my house. Erica was listening to piano music in the basement. I kicked off my shoes, put away my groceries, hung up my bag and hat, sat at my computer and wrote in my journal until 3:</text:span><text:span text:style-name="T90">52</text:span><text:span text:style-name="T80">.</text:span></text:p>
      <text:p text:style-name="P88"/>
      <text:p text:style-name="P90"/>
      <text:p text:style-name="P90">/ / /</text:p>
      <text:p text:style-name="P89"/>
      <text:p text:style-name="P90">. . .</text:p>
      <text:p text:style-name="P88"/>
      <text:p text:style-name="P91">I experimented with booting my Mint OS from my Chromebook, which would have been more complicated than expected. Fwuit got a text from Melissa asking if we could take their Purple Onion gig on the 27<text:span text:style-name="T108">th</text:span>, and I reminded her we had a LaZoom gig that day. She said she would reach out to Hannah, and I warned her that Hannah was already stressed about having three gigs that week.</text:p>
      <text:p text:style-name="P91"><text:s text:c="3"/>I texted Hannah, warning her of the incoming text and my lack of availability. She said, “I can't! Too much”</text:p>
      <text:p text:style-name="P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91"><text:s text:c="3"/>I did one or two entries from that and wrote in my journal at 5:28. . .<text:span text:style-name="T109">I struggled to convert my bed back into a futon, put on the cat sitting video, immediately realized it was not at all for humans and wrote in my journal at 6:04. . .</text:span><text:span text:style-name="T110">I took a bath, shaved, started Very Bad Things and eventually decided it was too stressful, so I switched off the TV and meditated for a minute until deciding to write in my journal at 9:20.</text:span></text:p>
      <text:p text:style-name="P91"/>
      <text:p text:style-name="P46"/>
      <text:p text:style-name="P46"/>
      <text:p text:style-name="P46"/>
      <text:p text:style-name="P46"/>
      <text:p text:style-name="P46"/>
      <text:p text:style-name="P47"><text:soft-page-break/>V.XVI</text:p>
      <text:p text:style-name="P135"/>
      <text:p text:style-name="P135">I woke at nine to the sound of the garbage truck, played Wordle (DECOY in four,) scrolled on my phone, took a swig of Coke from the fridge and wrote in my journal at 9:43.</text:p>
      <text:p text:style-name="P135"/>
      <text:p text:style-name="P136">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0"><text:s text:c="3"/>Now that I’m awake, I still feel like isolating myself. I don’t yet want coffee and I’m not sure what to do with my day. Until 530. I will let it unfold patiently and compassionately. . .</text:span><text:span text:style-name="T91">I went back to the futon until journal, 10:34. . .</text:span><text:span text:style-name="T92">I wallowed, made a tiny coffee, wallowed, packed for Scott’s and cleaned off the living room table.</text:span></text:p>
      <text:p text:style-name="P48"><text:span text:style-name="T92"><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3">I took a fake nap, brushed my teeth and wrote in my journal at 2:09. . .</text:span><text:span text:style-name="T94">I scrolled, brushed my teeth, packed my messenger bag, made a naan sandwich, did the dishes and wrote in my journal until 2:5</text:span><text:span text:style-name="T96">4</text:span><text:span text:style-name="T94">.</text:span></text:p>
      <text:p text:style-name="P137"/>
      <text:p text:style-name="P49"><text:soft-page-break/><text:span text:style-name="T93">H</text:span><text:span text:style-name="T80">ere’s me trying to make sense of things since Hannah got home from tour:</text:span></text:p>
      <text:p text:style-name="P138"><text:s text:c="3"/>Tuesday, we talked about going for a walk. It turned into eating pizza at the LaZoom photo shoot, going on the fake tour, taking a walk, going to Harris Teeter, dropping me off at my house so I could return her book.</text:p>
      <text:p text:style-name="P138"><text:s text:c="3"/>We sent lots of reels on Wednesday and went on separate hikes.</text:p>
      <text:p text:style-name="P138"><text:s text:c="3"/>Thursday, I met her for lunch downtown. I also took her to the Smingles before they closed.</text:p>
      <text:p text:style-name="P138"><text:s text:c="3"/>Friday, I took her to get her car. I met her at her show that night and she gave me a ride to the west side.</text:p>
      <text:p text:style-name="P49"><text:span text:style-name="T80"><text:s text:c="3"/>Saturday, </text:span><text:span text:style-name="T94">we texted a little at night.</text:span></text:p>
      <text:p text:style-name="P139"><text:s text:c="3"/>Sunday was the Charming Wyndham remark.</text:p>
      <text:p text:style-name="P139"><text:s text:c="3"/>Monday, I ran into her at Odd’s.</text:p>
      <text:p text:style-name="P49"><text:span text:style-name="T94"><text:s text:c="3"/>It is now Tuesday, and I have felt the need to not reach out. </text:span><text:span text:style-name="T95">I think she’s just stressed/depressed. </text:span><text:span text:style-name="T97">I bet she’s also working.</text:span></text:p>
      <text:p text:style-name="P140"/>
      <text:p text:style-name="P141">. . .</text:p>
      <text:p text:style-name="P141"/>
      <text:p text:style-name="P50"><text:span text:style-name="T97">I </text:span><text:span text:style-name="T80">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0"><text:s text:c="3"/>I told her how it was a senseless murder movie. Then we exchanged silly banter and a couple reels. My mood was greatly improved, so I walked home, tossing my cup in the air, and wrote in my journal until 4:</text:span><text:span text:style-name="T99">3</text:span><text:span text:style-name="T101">8</text:span><text:span text:style-name="T80">.</text:span></text:p>
      <text:p text:style-name="P142"/>
      <text:p text:style-name="P142"><text:soft-page-break/>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0"><text:s text:c="3"/></text:span><text:span text:style-name="T98">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98"><text:s text:c="3"/>It is crucial for me to remember that her silliness comes in waves. </text:span><text:span text:style-name="T100">I waited 19 hours for that response, and that is </text:span><text:span text:style-name="T72">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3"><text:s text:c="3"/>Has she been hanging out with someone else? Time may or may not tell, but it seems it will be okay if we check on each other every day.</text:p>
      <text:p text:style-name="P143"/>
      <text:p text:style-name="P143"/>
      <text:p text:style-name="P143"/>
      <text:p text:style-name="P143"/>
      <text:p text:style-name="P145">/ / /</text:p>
      <text:p text:style-name="P14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3"><text:s text:c="3"/>I was enjoying it, least.</text:p>
      <text:p text:style-name="P143"/>
      <text:p text:style-name="P143"><text:soft-page-break/>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3"><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3"><text:s text:c="3"/>Either way, I feel very relaxed here.</text:p>
      <text:p text:style-name="P143"/>
      <text:p text:style-name="P14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3"><text:s text:c="3"/>Maybe this is raising the bar, as I just leaned anxious attachers are said to do; though we continue to grow close, I can't help but feel the opposite because my demands are increasing without me being able to see that?</text:p>
      <text:p text:style-name="P143"><text:s text:c="3"/>Yes, perhaps back when she said she was going to give me space, it was easier for me to do, but now that I think we've achieved more closeness, my baseline comparison for what I need is invisibly skewed.</text:p>
      <text:p text:style-name="P143"><text:s text:c="3"/>Was I unable to see how I was doing this to Cait?. . .I went inside when the storm started to <text:soft-page-break/>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3"/>
      <text:p text:style-name="P145">. . .</text:p>
      <text:p text:style-name="P143"/>
      <text:p text:style-name="P143">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14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text:soft-page-break/>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3"><text:s text:c="3"/>I let Myrtle out, fed her, let her out again and wrote in my journal until 5:52.</text:p>
      <text:p text:style-name="P143"/>
      <text:p text:style-name="P147">VII.XVII</text:p>
      <text:p text:style-name="P143"/>
      <text:p text:style-name="P143">I woke from a deep sleep, checked the weather, played <text:span text:style-name="T111">W</text:span>ordle (QUITE in four,) got up, let Myrtle out, started a pot of Folger's, laid eyes on the cats, sat in the comfy chair and wrote in my journal at 10:52, when my laptop ran out of battery.</text:p>
      <text:p text:style-name="P143"/>
      <text:p text:style-name="P14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143"/>
      <text:p text:style-name="P145">. . .</text:p>
      <text:p text:style-name="P143"/>
      <text:p text:style-name="P143">I shut/locked the windows, turned on the AC, carried Sal inside, brushed/flossed, switched over laundry, packed my bag w/ wallet, phone, cup + a banana, put Myrtle on her leash, locked up and walked her to the car. She did not want to get in, so I took her back <text:soft-page-break/>inside and drove to the High Five by the French Broad.</text:p>
      <text:p text:style-name="P14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3"><text:s text:c="3"/>She started by asking what I had meant at Odd's the other day when she had said she was looking for someone to manage her life and I had said I'd applied for the position.</text:p>
      <text:p text:style-name="P14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3"><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text:soft-page-break/>as seen, safe and happy as she did, and that I would communicate to her if I happened to find that.</text:p>
      <text:p text:style-name="P14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3"/>
      <text:p text:style-name="P14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3"/>
      <text:p text:style-name="P145">. . .</text:p>
      <text:p text:style-name="P143"/>
      <text:p text:style-name="P143">I sat on the porch with Myrtle revising my journal until a nearby bolt of lightning drove us inside. We laid in bed and I eventually wrote in my journal at 6:16. . .I put on long pants, hat + purple hoodie, <text:soft-page-break/>locked down the house, grabbed my phone, wallet, key, got in the car and drove to Middlemont. Tina was already there and Ryan pulled up right behind me. The drums were a mess, but I eventually got them set up and working.</text:p>
      <text:p text:style-name="P143"><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3"/>
      <text:p text:style-name="P14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3"><text:s text:c="3"/>I think I told her everything I needed to. She knows how I feel. If her detachment is for her sake, she is free to take it, but I think she understands that if it is for my sake, she needn't. I wouldn't <text:soft-page-break/>be surprised if I heard from her around 11:30 tonight.</text:p>
      <text:p text:style-name="P143"/>
      <text:p text:style-name="P145">. . .</text:p>
      <text:p text:style-name="P143"/>
      <text:p text:style-name="P14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3"><text:s text:c="3"/>She said, "Thank you but I thought you listened a lot!" and then we talked about a heckler at her gig for 40 minutes until she said, "Thanks for being a good friend to me today - not an easy day - thanks for listening. Night night!"</text:p>
      <text:p text:style-name="P143"><text:s text:c="3"/>I promised to try and always make it easy and safe for her to share her feelings and then wrote in my journal at 12:24.</text:p>
      <text:p text:style-name="P143"/>
      <text:p text:style-name="P145">. . .</text:p>
      <text:p text:style-name="P143"/>
      <text:p text:style-name="P14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3"/>
      <text:p text:style-name="P143">Time is running out before she leaves the country and I know she is overbooked already. I would like to ask her to her face, so, probably after practice, <text:soft-page-break/>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3"/>
      <text:p text:style-name="P146">VII.XVIII</text:p>
      <text:p text:style-name="P143"/>
      <text:p text:style-name="P143">I got up with Myrtle at 6AM sharp, let her out, back in, fed her and wrote in my journal with my brilliant idea at 6:12.</text:p>
      <text:p text:style-name="P143"/>
      <text:p text:style-name="P14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143"><text:s text:c="3"/>What an idiot I've been and a genius I suddenly am!</text:p>
      <text:p text:style-name="P14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3"><text:soft-page-break/></text:p>
      <text:p text:style-name="P145">. . .</text:p>
      <text:p text:style-name="P143"/>
      <text:p text:style-name="P14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3"/>
      <text:p text:style-name="P143">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3"/>
      <text:p text:style-name="P145"><text:soft-page-break/>. . .</text:p>
      <text:p text:style-name="P143"/>
      <text:p text:style-name="P14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3"/>
      <text:p text:style-name="P143">"<text:span text:style-name="T53">PLEASE BE NiCE.</text:span></text:p>
      <text:p text:style-name="P152">Hi my name is</text:p>
      <text:p text:style-name="P152">Donna L. Rumsey</text:p>
      <text:p text:style-name="P152">THE PLANT. My</text:p>
      <text:p text:style-name="P152">Son come and see</text:p>
      <text:p text:style-name="P152">Me all the time <text:s text:c="2"/>for</text:p>
      <text:p text:style-name="P143"><text:span text:style-name="T53">He is still caring me.)</text:span>"</text:p>
      <text:p text:style-name="P143"/>
      <text:p text:style-name="P14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3"/>
      <text:p text:style-name="P145">. . .</text:p>
      <text:p text:style-name="P143"/>
      <text:p text:style-name="P143"><text:soft-page-break/>A lady came up and asked if she could plug her computer in next to me I said, "Do you want me to move down or something?"</text:p>
      <text:p text:style-name="P143"><text:s text:c="3"/>"If you don't mind," she said.</text:p>
      <text:p text:style-name="P14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3"/>
      <text:p text:style-name="P143">Music, once again, despite its performance being half-assed, has made me feel SURPRISINGLY better. I only slightly regret sending the picture of the plant to Hannah and am glad no one really knows how miserable I have been. I felt all the other emotions, too.</text:p>
      <text:p text:style-name="P14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3"><text:s text:c="3"/>There are so many parts of our conversation where, now that I'm feeling better, make me remember she really does care about me, but without space, <text:soft-page-break/>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3"><text:s text:c="3"/>I don't think I will go to Highland on Wednesday. I may have rehearsal, but I will give her that space either way.</text:p>
      <text:p text:style-name="P143"/>
      <text:p text:style-name="P14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3"/>
      <text:p text:style-name="P146">VII.XIX</text:p>
      <text:p text:style-name="P143"/>
      <text:p text:style-name="P14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3"><text:s text:c="3"/>I eventually got up, cracked a La Croix, started a pot of coffee, went outside to clean up the trash, and, when Myrtle started barking, turned around to find the bear staring me down from 20 feet away. I let myself into the gate, picked Myrtle up, went <text:soft-page-break/>inside, grabbed my phone, when out and took a few pictures. I was glad she had alerted me because this bear did not seem fearful at all.</text:p>
      <text:p text:style-name="P143"><text:s text:c="3"/>I finished cleaning up after he had left, washed my hands, poured some coffee, sent pictures to Leann + Hannah and wrote in my journal until 10:23.</text:p>
      <text:p text:style-name="P143"/>
      <text:p text:style-name="P143">I am feeling confident I can sustain a steady mood for the rest of my time here at least. . .I drank coffee on the porch with Myrtle, made noodles, flossed, brushed, propped open the cat window with a hammer and locked down the house</text:p>
      <text:p text:style-name="P143"/>
      <text:p text:style-name="P145">. . .</text:p>
      <text:p text:style-name="P143"/>
      <text:p text:style-name="P143">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3"><text:s text:c="3"/>We struggled with the monitor amp but got the PA all set up and checked. I sat in a nearby rocker, got blasted with AC, showed Wyndham the bonsai, took some pictures, talked with a guide, went to the restroom and a vending machine for gummies.</text:p>
      <text:p text:style-name="P143"><text:soft-page-break/><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3"><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3"><text:s text:c="3"/>When Myrtle hopped out of bed, I took her outside and checked the time. It was still early, so I laid back down and wrote in my journal until 1:58. I had to start a new Keep entry because I had reached the <text:soft-page-break/>character limit and my shoulder was killing me again.</text:p>
      <text:p text:style-name="P143"/>
      <text:p text:style-name="P149">VII.XX</text:p>
      <text:p text:style-name="P148"><text:span text:style-name="T80"/></text:p>
      <text:p text:style-name="P150"><text:span text:style-name="T80">I woke at 5:50, let Myrtle out, fed her, let her out again and went back to bed. My neck was sore and I knew it would have been better to just get up, but I couldn’t. Myrtle started barking like crazy, and, sure enough, the trash cans had been knocked over again.</text:span></text:p>
      <text:p text:style-name="P150"><text:span text:style-name="T80"><text:s text:c="3"/>I walked around to the front porch, and that bear was just having a mosey through the yard. I said something casual to him and startled one of the cats, which startled me, which startled the bear. He ran off down the hill.</text:span></text:p>
      <text:p text:style-name="P150"><text:span text:style-name="T80"><text:s text:c="3"/>I went back to bed for a while. Myrtle was going crazy, harassing the cats, etc. I got up, ate a banana, made coffee, meditated on the rug near the kitchen, drank coffee, did yoga with Myrtle, poured another cup and sat in the window to drink it.</text:span></text:p>
      <text:p text:style-name="P150"><text:span text:style-name="T80"><text:s text:c="3"/>It was too hot, so I folded my laundry and put it in my duffel. I sat in the window drinking my coffee and thinking about how crazy life is.</text:span></text:p>
      <text:p text:style-name="P150"><text:span text:style-name="T80"/></text:p>
      <text:p text:style-name="P150"><text:span text:style-name="T80">My current feeling/plan about the Hannah situation is to take the surrender I felt while playing in the tent and apply it to that relationship, if not, obviously, my whole life.</text:span></text:p>
      <text:p text:style-name="P150"><text:span text:style-name="T80"><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text:span><text:soft-page-break/><text:span text:style-name="T80">had that thought while looking out Scott McMicken’s window.</text:span></text:p>
      <text:p text:style-name="P150"><text:span text:style-name="T80"/></text:p>
      <text:p text:style-name="P150"><text:span text:style-name="T80">I would also like to spend less time on my phone, in life, in general. I forgot to write how I was writing in my journal. I’ll have to get up to check the time… 10:40.</text:span></text:p>
      <text:p text:style-name="P150"><text:span text:style-name="T80"/></text:p>
      <text:p text:style-name="P151"><text:span text:style-name="T80">. . .</text:span></text:p>
      <text:p text:style-name="P150"><text:span text:style-name="T80"/></text:p>
      <text:p text:style-name="P150"><text:span text:style-name="T80">I finished the pot of coffee, drank the purple drink, packed my things, cleaned poop out of the yard and the litter box, took out the trash, flossed, brushed, sat in the comfy chair with Myrtle for a long time and decided I would give up social media. Hannah texted me: </text:span></text:p>
      <text:p text:style-name="P150"><text:span text:style-name="T80"/></text:p>
      <text:p text:style-name="P154"><text:span text:style-name="T80">Have you listened to the new </text:span></text:p>
      <text:p text:style-name="P154"><text:span text:style-name="T80">Honeycutters album all the </text:span></text:p>
      <text:p text:style-name="P154"><text:span text:style-name="T80">way through? It's intense!</text:span></text:p>
      <text:p text:style-name="P155"><text:span text:style-name="T80">Not in its final form!</text:span></text:p>
      <text:p text:style-name="P155"><text:span text:style-name="T80">Kevin was showing me</text:span></text:p>
      <text:p text:style-name="P155"><text:span text:style-name="T80">everything as they were</text:span></text:p>
      <text:p text:style-name="P155"><text:span text:style-name="T80">putting it together.</text:span></text:p>
      <text:p text:style-name="P155"><text:span text:style-name="T80">The words "Good grief"</text:span></text:p>
      <text:p text:style-name="P155"><text:span text:style-name="T80">come to mind</text:span></text:p>
      <text:p text:style-name="P153"><text:span text:style-name="T80">Yeah. A lot of grief.</text:span></text:p>
      <text:p text:style-name="P153"><text:span text:style-name="T80"/></text:p>
      <text:p text:style-name="P154"><text:span text:style-name="T80">A couple of times when they </text:span></text:p>
      <text:p text:style-name="P154"><text:span text:style-name="T80">got done playing on this </text:span></text:p>
      <text:p text:style-name="P154"><text:span text:style-name="T80">tour, they would come back </text:span></text:p>
      <text:p text:style-name="P154"><text:span text:style-name="T80">to the green room and be </text:span></text:p>
      <text:p text:style-name="P154"><text:span text:style-name="T80">really somber and I couldn't </text:span></text:p>
      <text:p text:style-name="P154"><text:span text:style-name="T80">figure out why</text:span></text:p>
      <text:p text:style-name="P153"><text:span text:style-name="T80">This definitely explains it</text:span></text:p>
      <text:p text:style-name="P154"><text:soft-page-break/><text:span text:style-name="T80">I mean, they still joked </text:span></text:p>
      <text:p text:style-name="P154"><text:span text:style-name="T80">around. But it's the kind </text:span></text:p>
      <text:p text:style-name="P154"><text:span text:style-name="T80">of joking that you do at a </text:span></text:p>
      <text:p text:style-name="P154"><text:span text:style-name="T80">funeral.</text:span></text:p>
      <text:p text:style-name="P154"><text:span text:style-name="T80">It also makes me think that </text:span></text:p>
      <text:p text:style-name="P154"><text:span text:style-name="T80">Scott must be good at holding </text:span></text:p>
      <text:p text:style-name="P154"><text:span text:style-name="T80">space for hard emotions </text:span></text:p>
      <text:p text:style-name="P154"><text:span text:style-name="T80">in the studio </text:span></text:p>
      <text:p text:style-name="P155"><text:span text:style-name="T80">I'm glad they have each other.</text:span></text:p>
      <text:p text:style-name="P155"><text:span text:style-name="T80"><text:s/>That's too much pain for any</text:span></text:p>
      <text:p text:style-name="P155"><text:span text:style-name="T80"><text:s/>one person to transmute, let</text:span></text:p>
      <text:p text:style-name="P155"><text:span text:style-name="T80"><text:s/>alone perform. They took</text:span></text:p>
      <text:p text:style-name="P155"><text:span text:style-name="T80"><text:s/>their lives and held</text:span></text:p>
      <text:p text:style-name="P155"><text:span text:style-name="T80"><text:s/>themselves accountable for</text:span></text:p>
      <text:p text:style-name="P155"><text:span text:style-name="T80"><text:s/>turning it into the truest</text:span></text:p>
      <text:p text:style-name="P155"><text:span text:style-name="T80"><text:s/>kind of art that can be made,</text:span></text:p>
      <text:p text:style-name="P155"><text:span text:style-name="T80"><text:s/>and now they have the</text:span></text:p>
      <text:p text:style-name="P155"><text:span text:style-name="T80"><text:s/>responsibility of regularly</text:span></text:p>
      <text:p text:style-name="P155"><text:span text:style-name="T80"><text:s/>letting people in on a version</text:span></text:p>
      <text:p text:style-name="P155"><text:span text:style-name="T80"><text:s/>of that that is real enough</text:span></text:p>
      <text:p text:style-name="P155"><text:span text:style-name="T80"><text:s/>to share and feel</text:span></text:p>
      <text:p text:style-name="P153"><text:span text:style-name="T80"/></text:p>
      <text:p text:style-name="P155"><text:span text:style-name="T80">Yeah I was thinking last</text:span></text:p>
      <text:p text:style-name="P155"><text:span text:style-name="T80"><text:s/>night about Scott is so</text:span></text:p>
      <text:p text:style-name="P155"><text:span text:style-name="T80"><text:s/>paradoxically one of the</text:span></text:p>
      <text:p text:style-name="P155"><text:span text:style-name="T80"><text:s/>most serious and mature</text:span></text:p>
      <text:p text:style-name="P155"><text:span text:style-name="T80"><text:s/>people when it comes to</text:span></text:p>
      <text:p text:style-name="P155"><text:span text:style-name="T80"><text:s/>creating art but also</text:span></text:p>
      <text:p text:style-name="P155"><text:span text:style-name="T80"><text:s/>the biggest kid about it</text:span></text:p>
      <text:p text:style-name="P154"><text:span text:style-name="T80">Wise words</text:span></text:p>
      <text:p text:style-name="P154"><text:span text:style-name="T80">I'm glad too </text:span></text:p>
      <text:p text:style-name="P155"><text:span text:style-name="T80">Myrtle and I have been </text:span></text:p>
      <text:p text:style-name="P155"><text:span text:style-name="T80">having a very reflective </text:span></text:p>
      <text:p text:style-name="P155"><text:span text:style-name="T80">morning together. </text:span></text:p>
      <text:p text:style-name="P155"><text:span text:style-name="T80">That bear came back too</text:span></text:p>
      <text:p text:style-name="P154"><text:soft-page-break/><text:span text:style-name="T80">Awww. I love it when my </text:span></text:p>
      <text:p text:style-name="P154"><text:span text:style-name="T80">cats keep me company </text:span></text:p>
      <text:p text:style-name="P154"><text:span text:style-name="T80">when I'm journaling </text:span></text:p>
      <text:p text:style-name="P153"><text:span text:style-name="T80">Did she growl at the bear?</text:span></text:p>
      <text:p text:style-name="P153"><text:span text:style-name="T64"/></text:p>
      <text:p text:style-name="P156"><text:span text:style-name="T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span></text:p>
      <text:p text:style-name="P156"><text:span text:style-name="T64"><text:s text:c="3"/>I left the house on foot and was still agitated by the traffic. I realized I was very hungry. I went into Botiwalla, but the line was too long. I had a slice of sausage from Standard, then a beef kim chi taco from Taco Boy.</text:span></text:p>
      <text:p text:style-name="P156"><text:span text:style-name="T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span></text:p>
      <text:p text:style-name="P156"><text:span text:style-name="T64"><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3">I asked if I could take her up on the auto service trade and she agreed to meet me at my house Monday morning at 9.</text:span></text:p>
      <text:p text:style-name="P156"><text:span text:style-name="T73"><text:s text:c="3"/>I walked home just as it started to rain, compiled journal entries and then wrote until 7:30.</text:span></text:p>
      <text:p text:style-name="P157"><text:span text:style-name="T73"/></text:p>
      <text:p text:style-name="P157"><text:span text:style-name="T73">/ / /</text:span></text:p>
      <text:p text:style-name="P158"><text:span text:style-name="T73">. . .</text:span></text:p>
      <text:p text:style-name="P156"><text:span text:style-name="T73"/></text:p>
      <text:p text:style-name="P159"><text:span text:style-name="T73">I </text:span><text:span text:style-name="T64">printed and pasted 18 pages, ate a popsicle, exchanged reels with Hannah, took a bath, shaved my face, clipped my toenails, texted with Mom about walking and taking her car in for service and wrote in my journal until 9:00.</text:span></text:p>
      <text:p text:style-name="P159"><text:span text:style-name="T64"/></text:p>
      <text:p text:style-name="P159"><text:span text:style-name="T64">Apparently Dad walked a mile while Mom circled around him on the bike. I walked approximately seven. In a previous journal, I might have decided to make some bold indication of this being a new chapter. . .</text:span><text:span text:style-name="T74">I swept my floor, listened to three Dr. Dog songs, installed LibreOffice Writer on my Air thought about swapping out the hog and wrote in my journal at 10: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0T22:16:19.579744145</dc:date>
    <meta:editing-duration>P9DT10H15M6S</meta:editing-duration>
    <meta:editing-cycles>289</meta:editing-cycles>
    <meta:generator>LibreOffice/7.3.7.2$Linux_X86_64 LibreOffice_project/30$Build-2</meta:generator>
    <meta:print-date>2024-07-20T19:32:38.833858039</meta:print-date>
    <meta:document-statistic meta:table-count="0" meta:image-count="0" meta:object-count="0" meta:page-count="49" meta:paragraph-count="422" meta:word-count="12552" meta:character-count="65481" meta:non-whitespace-character-count="52813"/>
  </office:meta>
</office:document-meta>
</file>